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WrappingRowSetTests.testGetFloa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Long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D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In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Timestamp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Boolea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String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doTest( Method rsetMethod , Method rowsetMethod , Object arg , Object r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ultSetWrappingRowSetTests.testGetTim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Timestamp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Strin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Doubl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Dat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Objec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Floa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Tim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Boolea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BigDecimal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BigDecima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Doub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Objec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WrappingRowSetTests.testGetLon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